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ccccc" fo:padding="0.0382in" fo:border="0.0007in solid #000000">
        <style:background-image/>
      </style:table-cell-properties>
    </style:style>
    <style:style style:name="P1" style:family="paragraph" style:parent-style-name="Standard" style:list-style-name="L1"/>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ìm Hiểu Drupal Site Pastuer</text:p>
      <text:list xml:id="list646215775" text:style-name="L1">
        <text:list-item>
          <text:p text:style-name="P1">Home Page</text:p>
          <text:list>
            <text:list-item>
              <text:p text:style-name="P1">Menu Top Header (Menu phía trên cùng)</text:p>
              <text:p text:style-name="P1">Chúng ta xem trong file page.tpl.php của theme sẽ thấy đoạn code để hiển thị menu top header như sau :</text:p>
            </text:list-item>
          </text:list>
        </text:list-item>
      </text:list>
      <table:table table:name="Table1" table:style-name="Table1">
        <table:table-column table:style-name="Table1.A"/>
        <table:table-row>
          <table:table-cell table:style-name="Table1.A1" office:value-type="string">
            <text:p text:style-name="Table_20_Contents">&lt;!-- nav top header --&gt;</text:p>
            <text:p text:style-name="Table_20_Contents"><text:tab/><text:tab/>&lt;?php print theme('<text:bookmark-start text:name="__DdeLink__1_1773727876"/>links__menu_common<text:bookmark-end text:name="__DdeLink__1_1773727876"/>', array(</text:p>
            <text:p text:style-name="Table_20_Contents"><text:s text:c="10"/>#'links' =&gt; menu_navigation_links('menu-top-header'),</text:p>
            <text:p text:style-name="Table_20_Contents"><text:s text:c="10"/>'links' =&gt; $secondary_menu,</text:p>
            <text:p text:style-name="Table_20_Contents"><text:s text:c="10"/>'attributes' =&gt; array(</text:p>
            <text:p text:style-name="Table_20_Contents"><text:s text:c="12"/>'class' =&gt; array('links', 'nav-top-header'),</text:p>
            <text:p text:style-name="Table_20_Contents"><text:s text:c="10"/>),</text:p>
            <text:p text:style-name="Table_20_Contents"><text:s text:c="4"/>)); ?&gt;</text:p>
          </table:table-cell>
        </table:table-row>
      </table:table>
      <text:list xml:id="list741530295" text:continue-numbering="true" text:style-name="L1">
        <text:list-item>
          <text:list>
            <text:list-header>
              <text:p text:style-name="P1">- Trong đó, chúng ta thấy function theme có 2 tham số</text:p>
              <text:list>
                <text:list-header>
                  <text:p text:style-name="P1">+ <text:s/>links__menu_common : Đây chính là hook menu và tên của nó phải được đặt theo cú pháp không được đặt tùy tiện.</text:p>
                  <text:p text:style-name="P1">+ Tham số thứ 2 là aray trong đó <text:bookmark-start text:name="__DdeLink__11_1773727876"/>'links' =&gt; $secondary_menu<text:bookmark-end text:name="__DdeLink__11_1773727876"/>, $secondary_menu sẽ được chỉ định trong /admin/structure/menu/settings trong mục Source for the Secondary links</text:p>
                </text:list-header>
              </text:list>
            </text:list-header>
          </text:list>
          <text:p text:style-name="P1">2. Logo, <text:bookmark-start text:name="__DdeLink__9_1773727876"/>Chuyển đổi ngôn ngữ và form tìm kiếm<text:bookmark-end text:name="__DdeLink__9_1773727876"/></text:p>
          <text:list text:continue-numbering="true">
            <text:list-header>
              <text:p text:style-name="P1">- Logo chúng ta cấu hình trong admin/appearance/settings/pasteur</text:p>
              <text:p text:style-name="P1">- Chuyển đổi ngôn ngữ và form tìm kiếm : Chúng được định vị ở vị trí block_method hay Language Search Form và chúng ta có thể vào admin/structure/block để cấu hình.</text:p>
              <text:list>
                <text:list-header>
                  <text:p text:style-name="P1">+ Switch language sẽ được cấu hình trong locale.module và nó được hook lại trong template.php với function pasteur_links__locale_block. Và để chỉnh sửa lại cách hiện thị chúng ta cần định nghĩa thêm file block—locale—language.tpl.php. File này sẽ tự động chạy.</text:p>
                  <text:p text:style-name="P1">+ Search form đã được ghi đè trong module m_search.module</text:p>
                </text:list-header>
              </text:list>
            </text:list-header>
          </text:list>
          <text:p text:style-name="P1">3. Menu main</text:p>
          <text:list text:continue-numbering="true">
            <text:list-header>
              <text:p text:style-name="P1">- Cũng tương tự menu top nhưng 'links' =&gt; $secondary_menu thay thành $main_menu.</text:p>
            </text:list-header>
          </text:list>
          <text:p text:style-name="P1">4. Slide và Sự kiện nổi bật</text:p>
          <text:list text:continue-numbering="true">
            <text:list-header>
              <text:p text:style-name="P1">- Được định vị tại vị trí block là Slide Image At Home và source code nằm trong module m_homepage và block top</text:p>
              <text:p text:style-name="P1">- Các tin của sự kiện nổi bật sẽ được thêm vào trong <text:bookmark-start text:name="__DdeLink__13_1773727876"/>admin/structure/nodequeue,<text:bookmark-end text:name="__DdeLink__13_1773727876"/> click vào nút View của Sự kiện nổi bật rồi ta tiến hành thêm content vào. Tương tự cho nodequeue chương trình hội nghị hay thông báo.</text:p>
            </text:list-header>
          </text:list>
          <text:p text:style-name="P1">5. Block thông báo bên trái chính là block “Block Notice At Home” và source code của block này cũng nằm trong module m_homepage và trong cấu hình nó chỉ hiện thị trong 2 page : homepage, contact-us. Các thông báo sẽ được thêm vào trong admin/structure/nodequeue, click nút View của Thông báo.</text:p>
          <text:p text:style-name="P1">6. Block Chương trình hội nghị bên phải chính là block “Block The Conference Flavor”, source code nằm trong module m_homepage và nó chỉ hiện thị trên trang homepage. Để thêm content ta cũng làm tương tự 2 block phía trên chỉ khác là ta click View vào Chương Trình Hội Nghị.</text:p>
          <text:p text:style-name="P1">7. Block Footer : Source code nằm trong module m_common block footer. Footer có 2 menu 1 sẽ lấy từ menu-left-pasteur tức là menu Left of Pasteur Institute và một sẽ lầy từ taxonomy Tin tức. Và block này dùng hook theme để style lại giao diện.</text:p>
          <text:p text:style-name="P1"/>
          <text:p text:style-name="P1"/>
        </text:list-item>
        <text:list-item>
          <text:p text:style-name="P1"><text:soft-page-break/>Trang Viện Pasteur (click vào menu Viện Pasteur)</text:p>
          <text:p text:style-name="P1">Trang này gồm có 3 phần banner phía trên, menu bên trái vào content. Ta thấy menu /pasteur-institute đã được hook lại trong module m_institute</text:p>
          <text:p text:style-name="P1">1. Banner phía trên</text:p>
          <text:list>
            <text:list-header>
              <text:p text:style-name="P1">- Định vị trong block “Viện Pasteur” và chỉ hiện thị trong những page <text:bookmark-start text:name="__DdeLink__15_1773727876"/>“pasteur-institute”<text:bookmark-end text:name="__DdeLink__15_1773727876"/></text:p>
            </text:list-header>
          </text:list>
          <text:p text:style-name="P1">2. Menu bên trái</text:p>
          <text:list text:continue-numbering="true">
            <text:list-header>
              <text:p text:style-name="P1">- Định vị trong block “<text:span text:style-name="Emphasis">Block Menu At Pasteur Institute</text:span>” và chỉ hiện thị trong những page “pasteur-institute”</text:p>
              <text:p text:style-name="P1">- Ta thấy trong menu bên trái này có thêm menu Lịch sử hình thành. Menu này đã được hook và được lấy từ menu menu-history-pasteur chính là menu “History Pasteur”. Menu nay sẽ hiện thị bên trái và trong template history.tpl.php.</text:p>
              <text:p text:style-name="P1">- Menu Ban giám đốc sẽ được hiện thị trong m-taxonomy-term—board_of_directors.tpl.php</text:p>
            </text:list-header>
          </text:list>
          <text:p text:style-name="P1">3. Content</text:p>
          <text:list text:continue-numbering="true">
            <text:list-header>
              <text:p text:style-name="P1">- Module m_institute đã hook node view xem file template node—pasteur-institute.tpl.php </text:p>
              <text:p text:style-name="P1">- Module này cũng hook node view node—pasteur-history.tpl.php</text:p>
              <text:p text:style-name="P1">- Để thay đổi bài hiện thị khi click vào menu Viên pasteur chúng ta cần tạo menu khác có weight cao nhất</text:p>
            </text:list-header>
          </text:list>
        </text:list-item>
        <text:list-item>
          <text:p text:style-name="P1">Trang Tin Tức</text:p>
          <text:p text:style-name="P1">1. Banner phía trên</text:p>
          <text:p text:style-name="P1">- Định vị trong block “<text:span text:style-name="Emphasis">Banner of News</text:span>” và chỉ hiện thị trong trang news.</text:p>
          <text:p text:style-name="P1">2.Menu bên trái</text:p>
          <text:p text:style-name="P1">- Định vị trong block “Menu news left (News)” và source code trong module news.module. Block này chỉ hiện thị trong page news. Block này sẽ là menu link tới các taxonomy.</text:p>
          <text:p text:style-name="P1">3. Content</text:p>
          <text:p text:style-name="P1">- Được show trong file m-taxonomy-term—menu_news.tpl.php</text:p>
          <text:p text:style-name="P1">- Khi ta vào menu news/term nó sẽ chuyển đến taxonomy/term/1 mà taxonomy/term/1có url alias news/tin-nhanh được cấu hình trong config/search/path.</text:p>
          <text:p text:style-name="P1">- Và taxonomy/term/%taxonomy_term đã được hook lại trong module m_common.module</text:p>
        </text:list-item>
        <text:list-item>
          <text:p text:style-name="P1">Trang Tuyển Dụng</text:p>
          <text:p text:style-name="P1">- Menu recruitment đã được hook trong module m_recruitment.</text:p>
          <text:p text:style-name="P1">- Show chi tiết từng recruitment trong file node—recruitment.tpl.php</text:p>
        </text:list-item>
        <text:list-item>
          <text:p text:style-name="P1">Trang Liên Hệ</text:p>
          <text:p text:style-name="P1">- Menu contact-us được hook trong module m_contact.module</text:p>
        </text:list-item>
        <text:list-item>
          <text:p text:style-name="P1">Trang Y Tế Cộng Đồng</text:p>
          <text:p text:style-name="P1">1. Menu bên trái là Block “<text:span text:style-name="Emphasis">Block Menu At Public Health</text:span>” và block này chỉ hiện thị trong trang y-te-cong-dong/*, public-health/* và source code trong module <text:bookmark-start text:name="__DdeLink__109_355569730"/><text:bookmark-start text:name="__DdeLink__107_355569730"/>m_public_health.module<text:bookmark-end text:name="__DdeLink__109_355569730"/><text:bookmark-end text:name="__DdeLink__107_355569730"/> và nội dung lấy từ menu menu-public-health.</text:p>
          <text:list>
            <text:list-header>
              <text:p text:style-name="P1">- Menu 1 : Hoạt động các chương trình mục tiêu quốc gia sẽ link tới node public-health <text:s/>và content được style trong file node—<text:bookmark-start text:name="__DdeLink__105_355569730"/>public-health<text:bookmark-end text:name="__DdeLink__105_355569730"/>.tpl.php</text:p>
              <text:p text:style-name="P1">- Menu 2 : Hoạt động phòng chống dịch. Menu này đã được hook trong module <text:s/>m_public_health.module và content được style trong file m-public-health.tpl.php của module <text:s/>m_public_health.module</text:p>
            </text:list-header>
          </text:list>
        </text:list-item>
        <text:list-item>
          <text:p text:style-name="P1">Trang Dịch Vụ Y Tế</text:p>
          <text:p text:style-name="P1">1. Menu bên trái là block “<text:span text:style-name="Emphasis">Health Services</text:span>” và chỉ hiện thị trong page dich-vu-y-te/*, health-services/* và source code trong module m_health_service và nội dung lấy từ menu “Health Services”.</text:p>
          <text:list>
            <text:list-header>
              <text:p text:style-name="P1">- Cả 3 menu đều có content style từ file node—health-services.tpl.php</text:p>
            </text:list-header>
          </text:list>
        </text:list-item>
        <text:list-item>
          <text:p text:style-name="P1"/>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 Thien</meta:initial-creator>
    <meta:creation-date>2013-05-23T10:03:09</meta:creation-date>
    <dc:date>2013-05-24T16:39:30</dc:date>
    <dc:creator>Le Thien</dc:creator>
    <meta:editing-duration>PT13H24M20S</meta:editing-duration>
    <meta:editing-cycles>85</meta:editing-cycles>
    <meta:generator>LibreOffice/3.3$Linux LibreOffice_project/330m19$Build-401</meta:generator>
    <meta:document-statistic meta:table-count="1" meta:image-count="0" meta:object-count="0" meta:page-count="2" meta:paragraph-count="61" meta:word-count="906" meta:character-count="5302"/>
  </office:meta>
</office:document-meta>
</file>